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d129" officeooo:paragraph-rsid="001e3e8d"/>
    </style:style>
    <style:style style:name="P2" style:family="paragraph" style:parent-style-name="Text_20_body">
      <style:text-properties officeooo:rsid="000dd129" officeooo:paragraph-rsid="001ec4c6"/>
    </style:style>
    <style:style style:name="P3" style:family="paragraph" style:parent-style-name="Text_20_body">
      <style:text-properties officeooo:paragraph-rsid="001e3e8d"/>
    </style:style>
    <style:style style:name="P4" style:family="paragraph" style:parent-style-name="Text_20_body">
      <style:text-properties officeooo:rsid="001ec4c6" officeooo:paragraph-rsid="001ec4c6"/>
    </style:style>
    <style:style style:name="P5" style:family="paragraph" style:parent-style-name="Title">
      <style:text-properties officeooo:paragraph-rsid="001e3e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gramming Fundamentals -</text:p>
      <text:p text:style-name="P5">Assignment 2</text:p>
      <text:p text:style-name="P3"/>
      <text:p text:style-name="P1">Q1.</text:p>
      <text:p text:style-name="P1">Statically Typed Language</text:p>
      <text:p text:style-name="P1">languages which are consider about type at compile time are named as Statically Typed Languages.</text:p>
      <text:p text:style-name="P1">Dynamically Typed Languages</text:p>
      <text:p text:style-name="P1">languages which are consider about type at Run/Executing time are named as Dynamically Typed</text:p>
      <text:p text:style-name="P1">Languages.</text:p>
      <text:p text:style-name="P1">Strongly Typed Language</text:p>
      <text:p text:style-name="P1">These languages are Strongly consider about the type when assigning values</text:p>
      <text:p text:style-name="P1">Loosely Typed Language</text:p>
      <text:p text:style-name="P1">These languages are not Strongly consider about the type when assigning values to variables.</text:p>
      <text:p text:style-name="P1">=&gt; JAVA is Strongly typed Statically Typed and Dynamically Typed language.</text:p>
      <text:p text:style-name="P1"/>
      <text:p text:style-name="P2">Q2)</text:p>
      <text:p text:style-name="P2">Case Sensitive</text:p>
      <text:p text:style-name="P2">If language consider about the lover case and uppercase of the used letters in Identifiers, Key words</text:p>
      <text:p text:style-name="P2">in the source code are consider as case sensitive language.</text:p>
      <text:p text:style-name="P2">Public,public =&gt; in Case Sensitive language these are two cases</text:p>
      <text:p text:style-name="P2">Case Insensitive</text:p>
      <text:p text:style-name="P2">If language doesn't consider about lover cases and uppercase in Identifiers when writing the source</text:p>
      <text:p text:style-name="P2">code that kind of language consider as case Insensitive language.</text:p>
      <text:p text:style-name="P2">Cane use identifiers both as mySecond and mysecond.Case Sensitive -Insensitive</text:p>
      <text:p text:style-name="P2">Language behave both ways of case sensitive and case Insensitive are consider as Case Sensitive -</text:p>
      <text:p text:style-name="P2">Insensitive Language.</text:p>
      <text:p text:style-name="P2">=&gt; JAVA consider as case sensitive language. JAVA consider “mySecondTry” and “mysecondtry” as</text:p>
      <text:p text:style-name="P2">two identifiers.</text:p>
      <text:p text:style-name="P2"/>
      <text:p text:style-name="P4"><text:soft-page-break/>Q3)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8:02:33.231032255</meta:creation-date>
    <meta:generator>LibreOffice/7.3.7.2$Linux_X86_64 LibreOffice_project/30$Build-2</meta:generator>
    <dc:date>2023-08-01T18:26:56.051013204</dc:date>
    <meta:editing-duration>PT10M19S</meta:editing-duration>
    <meta:editing-cycles>2</meta:editing-cycles>
    <meta:document-statistic meta:table-count="0" meta:image-count="0" meta:object-count="0" meta:page-count="2" meta:paragraph-count="27" meta:word-count="195" meta:character-count="1304" meta:non-whitespace-character-count="1136"/>
  </office:meta>
</office:document-meta>
</file>